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-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RST SYMBOLS PRESENTED BY EZEKIEL (4-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FIRST SYMBOLS PRESENTED BY EZEKIEL (4-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First illustration (4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First illustration (4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symbol (4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significance (4: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FIRST SYMBOLS PRESENTED BY EZEKIEL (4-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irst illustration (4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Second illustration (4:4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Second illustration (4:4-6)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symbol (4:5-6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symbol (4:5-6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is to lie on his left side for 390 days (4: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then to lie on his right side for 40 days (4: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Second illustration (4:4-6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symbol (4:5-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significance (4: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FIRST SYMBOLS PRESENTED BY EZEKIEL (4-6)<text:s text:c="1"/></text:span><text:span text:style-name="a574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First illustration (4:1-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cond illustration (4:4-6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ird illustration (4:7-8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ird illustration (4:7-8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ymbol (4: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ignificance (4: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THE FIRST SYMBOLS PRESENTED BY EZEKIEL (4-6)<text:s text:c="1"/></text:span><text:span text:style-name="a607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illustration (4:1-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illustration (4:4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ird illustration (4:7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urth illustration (4:9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Fourth illustration (4:9-17)<text:s text:c="1"/></text:span><text:span text:style-name="a628" text:class-names=""/></text:p>
          </draw:text-box>
          <svg:title/>
          <svg:desc/>
        </draw:frame>
        <draw:frame draw:id="id111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ymbol (4:9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ignificance (4:16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2" draw:style-name="a641" draw:master-page-name="Master1-Layout12-tx-Title-and-Text" presentation:presentation-page-layout-name="Master1-PPL12" draw:id="Slide-267">
        <draw:frame draw:id="id112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FIRST SYMBOLS PRESENTED BY EZEKIEL (4-6)<text:s text:c="1"/></text:span><text:span text:style-name="a643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First illustration (4:1-3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econd illustration (4:4-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ird illustration (4:7-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Fourth illustration (4:9-1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Fifth illustration (5:1-1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Fifth illustration (5:1-17)<text:s text:c="1"/></text:span><text:span text:style-name="a667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symbol (5:1-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significance (5:5-1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FIRST SYMBOLS PRESENTED BY EZEKIEL (4-6)<text:s text:c="1"/></text:span><text:span text:style-name="a682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First illustration (4:1-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Second illustration (4:4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ird illustration (4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th illustration (4:9-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ifth illustration (5:1-1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ixth illustration (6:1-1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2-tx-Title-and-Text" presentation:presentation-page-layout-name="Master1-PPL12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Sixth illustration (6:1-10)<text:s text:c="1"/></text:span><text:span text:style-name="a709" text:class-names=""/></text:p>
          </draw:text-box>
          <svg:title/>
          <svg:desc/>
        </draw:frame>
        <draw:frame draw:id="id119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symbol (6:1-2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significance (6:3-10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6" draw:style-name="a722" draw:master-page-name="Master1-Layout13-twoColTx-Title-and-2-Column-Text" presentation:presentation-page-layout-name="Master1-PPL13" draw:id="Slide-271">
        <draw:frame draw:id="id120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FIRST SYMBOLS PRESENTED BY EZEKIEL (4-6)<text:s text:c="1"/></text:span><text:span text:style-name="a724" text:class-names=""/></text:p>
          </draw:text-box>
          <svg:title/>
          <svg:desc/>
        </draw:frame>
        <draw:frame draw:id="id121" presentation:style-name="a739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First illustration (4:1-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econd illustration (4:4-6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ird illustration (4:7-8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draw:frame draw:id="id122" presentation:style-name="a755" draw:name="Text Placeholder 3" svg:x="6.16319in" svg:y="2in" svg:width="4.61632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ourth illustration (4:9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Fifth illustration (5:1-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Sixth illustration (6:1-1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Seventh illustration (6:11-1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2-tx-Title-and-Text" presentation:presentation-page-layout-name="Master1-PPL12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Seventh illustration (6:11-14)<text:s text:c="1"/></text:span><text:span text:style-name="a758" text:class-names=""/></text:p>
          </draw:text-box>
          <svg:title/>
          <svg:desc/>
        </draw:frame>
        <draw:frame draw:id="id124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symbol (6: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significance (6:12-14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3-twoColTx-Title-and-2-Column-Text" presentation:presentation-page-layout-name="Master1-PPL13" draw:id="Slide-273">
        <draw:frame draw:id="id125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THE FIRST SYMBOLS PRESENTED BY EZEKIEL (4-6)<text:s text:c="1"/></text:span><text:span text:style-name="a773" text:class-names=""/></text:p>
          </draw:text-box>
          <svg:title/>
          <svg:desc/>
        </draw:frame>
        <draw:frame draw:id="id126" presentation:style-name="a788" draw:name="Text Placeholder 2" svg:x="1.38021in" svg:y="2in" svg:width="4.61632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First illustration (4:1-3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Second illustration (4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ird illustration (4:7-8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127" presentation:style-name="a804" draw:name="Text Placeholder 3" svg:x="6.16319in" svg:y="2in" svg:width="4.61632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Fourth illustration (4:9-1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Fifth illustration (5:1-1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Sixth illustration (6:1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eventh illustration (6:11-14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19" draw:style-name="a805" draw:master-page-name="Master1-Layout12-tx-Title-and-Text" presentation:presentation-page-layout-name="Master1-PPL12" draw:id="Slide-274">
        <draw:frame draw:id="id128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EZEKIEL 4-7<text:s text:c="1"/></text:span><text:span text:style-name="a807" text:class-names=""/></text:p>
          </draw:text-box>
          <svg:title/>
          <svg:desc/>
        </draw:frame>
        <draw:frame draw:id="id129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FIRST SYMBOLS PRESENTED BY EZEKIEL (4-6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FIRST SERMON PREACHED BY EZEKIEL (7:1-2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0" draw:style-name="a820" draw:master-page-name="Master1-Layout1-title-Title-Slide" presentation:presentation-page-layout-name="Master1-PPL1" draw:id="Slide-275">
        <draw:frame draw:id="id130" presentation:style-name="a824" draw:name="Title 1" svg:x="1.38in" svg:y="0.83in" svg:width="10.3in" svg:height="4.42in" presentation:class="title" presentation:placeholder="false">
          <draw:text-box>
            <text:p text:style-name="a823" text:class-names="" text:cond-style-name=""><text:span text:style-name="a821" text:class-names="">THE FIRST SERMON PREACHED BY EZEKIEL (7:1-27):<text:s text:c="1"/></text:span><text:span text:style-name="a822" text:class-names=""/></text:p>
          </draw:text-box>
          <svg:title/>
          <svg:desc/>
        </draw:frame>
        <draw:frame draw:id="id131" presentation:style-name="a829" draw:name="Subtitle 2" svg:x="1.38in" svg:y="5.25in" svg:width="10.3in" svg:height="1.85in" presentation:class="subtitle" presentation:placeholder="false">
          <draw:text-box>
            <text:p text:style-name="a826" text:class-names="" text:cond-style-name=""><text:span text:style-name="a825" text:class-names=""><text:s text:c="1"/>The sin causing this judgment (7:1-4, 19-21, 23-24)<text:s text:c="1"/></text:span></text:p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21" draw:style-name="a830" draw:master-page-name="Master1-Layout12-tx-Title-and-Text" presentation:presentation-page-layout-name="Master1-PPL12" draw:id="Slide-276">
        <draw:frame draw:id="id132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sin causing this judgment (7:1-4, 19-21, 23-24)<text:s text:c="1"/></text:span><text:span text:style-name="a832" text:class-names=""/></text:p>
          </draw:text-box>
          <svg:title/>
          <svg:desc/>
        </draw:frame>
        <draw:frame draw:id="id133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dolatry (7:1-4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Greed (7:19-21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Bloodshed (7:23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ide (7: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2" draw:style-name="a851" draw:master-page-name="Master1-Layout12-tx-Title-and-Text" presentation:presentation-page-layout-name="Master1-PPL12" draw:id="Slide-277">
        <draw:frame draw:id="id134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FIRST SERMON PREACHED BY EZEKIEL (7:1-27):<text:s text:c="1"/></text:span><text:span text:style-name="a853" text:class-names=""/></text:p>
          </draw:text-box>
          <svg:title/>
          <svg:desc/>
        </draw:frame>
        <draw:frame draw:id="id135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sin causing this judgment (7:1-4, 19-21, 23-24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everity of this judgment (7:5-18, 22, 25-2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3" draw:style-name="a866" draw:master-page-name="Master1-Layout12-tx-Title-and-Text" presentation:presentation-page-layout-name="Master1-PPL12" draw:id="Slide-278">
        <draw:frame draw:id="id136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severity of this judgment (7:5-18, 22, 25-27)<text:s text:c="1"/></text:span><text:span text:style-name="a868" text:class-names=""/></text:p>
          </draw:text-box>
          <svg:title/>
          <svg:desc/>
        </draw:frame>
        <draw:frame draw:id="id137" presentation:style-name="a883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Continuous disaster and calamity (7:5-6, 22, 25-2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God's punishment without his pity (7:7-14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Death by plagues inside the city, death by sword outside the city (7:15-18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24" draw:style-name="a884" draw:master-page-name="Master1-Layout12-tx-Title-and-Text" presentation:presentation-page-layout-name="Master1-PPL12" draw:id="Slide-279">
        <draw:frame draw:id="id138" presentation:style-name="a888" draw:name="Title 1" svg:x="1.38in" svg:y="0.4in" svg:width="10.6in" svg:height="1.44965in" presentation:class="title" presentation:placeholder="false">
          <draw:text-box>
            <text:p text:style-name="a887" text:class-names="" text:cond-style-name=""><text:span text:style-name="a885" text:class-names="">THE FIRST SERMON PREACHED BY EZEKIEL (7:1-27):<text:s text:c="1"/></text:span><text:span text:style-name="a886" text:class-names=""/></text:p>
          </draw:text-box>
          <svg:title/>
          <svg:desc/>
        </draw:frame>
        <draw:frame draw:id="id139" presentation:style-name="a898" draw:name="Text Placeholder 2" svg:x="1.38in" svg:y="2in" svg:width="9.4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<text:s text:c="1"/>The sin causing this judgment (7:1-4, 19-21, 23-24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severity of this judgment (7:5-18, 22, 25-2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5" draw:style-name="a899" draw:master-page-name="Master1-Layout12-tx-Title-and-Text" presentation:presentation-page-layout-name="Master1-PPL12" draw:id="Slide-280">
        <draw:frame draw:id="id140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EZEKIEL 4-7<text:s text:c="1"/></text:span><text:span text:style-name="a901" text:class-names=""/></text:p>
          </draw:text-box>
          <svg:title/>
          <svg:desc/>
        </draw:frame>
        <draw:frame draw:id="id141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THE FIRST SYMBOLS PRESENTED BY EZEKIEL (4-6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HE FIRST SERMON PREACHED BY EZEKIEL (7:1-2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-7 </dc:title>
    <meta:initial-creator>David STRICKLAND</meta:initial-creator>
    <dc:creator>David STRICKLAND</dc:creator>
    <meta:creation-date>2020-02-23T23:12:19Z</meta:creation-date>
    <dc:date>2020-02-23T23:12:20Z</dc:date>
    <meta:template xlink:href="BibleStudy" xlink:type="simple"/>
    <meta:editing-cycles>1</meta:editing-cycles>
    <meta:editing-duration>PT0S</meta:editing-duration>
    <meta:document-statistic meta:paragraph-count="94" meta:word-count="684"/>
  </office:meta>
</office:document-meta>
</file>